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former.setVariables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former.getMas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former.setMasterFunction( CompoundVariable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former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